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8193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tcd 0.4.5" table:style-name="ta1">
        <table:shapes>
          <draw:frame draw:z-index="0" draw:style-name="gr1" draw:text-style-name="P1" svg:width="6.2996in" svg:height="3.5449in" svg:x="6.9244in" svg:y="0.2299in">
            <draw:object draw:notify-on-update-of-ranges="'etcd 0.4.5'.A1:'etcd 0.4.5'.A1 'etcd 0.4.5'.A2:'etcd 0.4.5'.A9 'etcd 0.4.5'.B1:'etcd 0.4.5'.B1 'etcd 0.4.5'.B2:'etcd 0.4.5'.B9 'etcd 0.4.5'.C1:'etcd 0.4.5'.C1 'etcd 0.4.5'.C2:'etcd 0.4.5'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53in" svg:x="13.4433in" svg:y="0.1882in">
            <draw:object draw:notify-on-update-of-ranges="'etcd 0.4.5'.A1:'etcd 0.4.5'.A1 'etcd 0.4.5'.A2:'etcd 0.4.5'.A9 'etcd 0.4.5'.C1:'etcd 0.4.5'.C1 'etcd 0.4.5'.C2:'etcd 0.4.5'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6in" svg:height="3.5453in" svg:x="9.0492in" svg:y="3.9634in">
            <draw:object draw:notify-on-update-of-ranges="'etcd 0.4.5'.A1:'etcd 0.4.5'.A1 'etcd 0.4.5'.A2:'etcd 0.4.5'.A8 'etcd 0.4.5'.B1:'etcd 0.4.5'.B1 'etcd 0.4.5'.B2:'etcd 0.4.5'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um Projects</text:p>
          </table:table-cell>
          <table:table-cell table:style-name="ce1" office:value-type="string" calcext:value-type="string">
            <text:p>Etcd Memory Usage (MB)</text:p>
          </table:table-cell>
          <table:table-cell table:style-name="ce1" office:value-type="string" calcext:value-type="string">
            <text:p>Etcd Snapshot Size (MB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34.36" calcext:value-type="float">
            <text:p>934.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637.288" calcext:value-type="float">
            <text:p>1637.2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19.716" calcext:value-type="float">
            <text:p>2519.71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325.1" calcext:value-type="float">
            <text:p>3325.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417.092" calcext:value-type="float">
            <text:p>3417.09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094.072" calcext:value-type="float">
            <text:p>5094.07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5750.968" calcext:value-type="float">
            <text:p>5750.968</text:p>
          </table:table-cell>
          <table:table-cell office:value-type="float" office:value="387" calcext:value-type="float">
            <text:p>387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N=730000 projec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 to populate</text:p>
          </table:table-cell>
          <table:table-cell office:value-type="string" calcext:value-type="string">
            <text:p>114 m 24s</text:p>
          </table:table-cell>
          <table:table-cell/>
        </table:table-row>
        <table:table-row table:style-name="ro1">
          <table:table-cell table:style-name="ce1" office:value-type="string" calcext:value-type="string">
            <text:p>Start-up time:</text:p>
          </table:table-cell>
          <table:table-cell office:value-type="string" calcext:value-type="string">
            <text:p>28s</text:p>
          </table:table-cell>
          <table:table-cell/>
        </table:table-row>
        <table:table-row table:style-name="ro1">
          <table:table-cell table:style-name="ce1" office:value-type="string" calcext:value-type="string">
            <text:p>Mem usage after restart:</text:p>
          </table:table-cell>
          <table:table-cell office:value-type="string" calcext:value-type="string">
            <text:p>4356.128 MB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projects:</text:p>
          </table:table-cell>
          <table:table-cell office:value-type="string" calcext:value-type="string">
            <text:p>Min .9 s, Max 3.3s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deployments (recursive):</text:p>
          </table:table-cell>
          <table:table-cell office:value-type="string" calcext:value-type="string">
            <text:p>Min 2.19s, Max 3.3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5:46:02.401942472</meta:creation-date>
    <meta:generator>LibreOffice/4.2.6.3$Linux_X86_64 LibreOffice_project/420$Build-3</meta:generator>
    <dc:date>2014-10-29T16:44:43.026592112</dc:date>
    <meta:editing-duration>PT37M59S</meta:editing-duration>
    <meta:editing-cycles>5</meta:editing-cycles>
    <meta:document-statistic meta:table-count="1" meta:cell-count="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5.219cm" svg:y="0.316cm" chart:style-name="ch2">
          <text:p>Populating Projects at Scale</text:p>
        </chart:title>
        <chart:legend chart:legend-position="bottom" svg:x="3.5cm" svg:y="8.222cm" style:legend-expansion="wide" chart:style-name="ch3"/>
        <chart:plot-area chart:style-name="ch4" table:cell-range-address="'etcd 0.4.5'.A1:'etcd 0.4.5'.C9" chart:data-source-has-labels="both" svg:x="1.331cm" svg:y="1.635cm" svg:width="14.031cm" svg:height="5.426cm">
          <chartooo:coordinate-region svg:x="2.323cm" svg:y="1.834cm" svg:width="13.039cm" svg:height="4.58cm"/>
          <chart:axis chart:dimension="x" chart:name="primary-x" chart:style-name="ch5" chartooo:axis-type="auto">
            <chartooo:date-scale/>
            <chart:title svg:x="7.693cm" svg:y="7.241cm" chart:style-name="ch6">
              <text:p>Projects</text:p>
            </chart:title>
            <chart:categories table:cell-range-address="'etcd 0.4.5'.A2:'etcd 0.4.5'.A9"/>
          </chart:axis>
          <chart:axis chart:dimension="y" chart:name="primary-y" chart:style-name="ch7">
            <chart:title svg:x="0.451cm" svg:y="4.63cm" chart:style-name="ch8">
              <text:p>MB</text:p>
            </chart:title>
            <chart:grid chart:style-name="ch9" chart:class="major"/>
          </chart:axis>
          <chart:series chart:style-name="ch10" chart:values-cell-range-address="'etcd 0.4.5'.B2:'etcd 0.4.5'.B9" chart:label-cell-address="'etcd 0.4.5'.B1:'etcd 0.4.5'.B1" chart:class="chart:bar">
            <chart:data-point chart:repeated="8"/>
          </chart:series>
          <chart:series chart:style-name="ch11" chart:values-cell-range-address="'etcd 0.4.5'.C2:'etcd 0.4.5'.C9" chart:label-cell-address="'etcd 0.4.5'.C1:'etcd 0.4.5'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4.5'.B1:'etcd 0.4.5'.B1</svg:desc>
                </draw:g>
              </table:table-cell>
              <table:table-cell office:value-type="string">
                <text:p>Etcd Snapshot Size (MB)</text:p>
                <draw:g>
                  <svg:desc>'etcd 0.4.5'.C1:'etcd 0.4.5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4.5'.A2:'etcd 0.4.5'.A9</svg:desc>
                </draw:g>
              </table:table-cell>
              <table:table-cell office:value-type="float" office:value="0">
                <text:p>0</text:p>
                <draw:g>
                  <svg:desc>'etcd 0.4.5'.B2:'etcd 0.4.5'.B9</svg:desc>
                </draw:g>
              </table:table-cell>
              <table:table-cell office:value-type="float" office:value="0">
                <text:p>0</text:p>
                <draw:g>
                  <svg:desc>'etcd 0.4.5'.C2:'etcd 0.4.5'.C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34.36">
                <text:p>934.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637.288">
                <text:p>1637.2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519.716">
                <text:p>2519.7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25.1">
                <text:p>3325.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417.092">
                <text:p>3417.09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5094.072">
                <text:p>5094.07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5750.968">
                <text:p>5750.968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6.026cm" svg:y="0.316cm" chart:style-name="ch2">
          <text:p>Etcd Snapshot Size</text:p>
        </chart:title>
        <chart:legend chart:legend-position="end" svg:x="11.331cm" svg:y="4.204cm" style:legend-expansion="high" chart:style-name="ch3"/>
        <chart:plot-area chart:style-name="ch4" table:cell-range-address="'etcd 0.4.5'.A1:'etcd 0.4.5'.A9 'etcd 0.4.5'.C1:'etcd 0.4.5'.C9" chart:data-source-has-labels="both" svg:x="1.331cm" svg:y="1.635cm" svg:width="9.36cm" svg:height="6.21cm">
          <chartooo:coordinate-region svg:x="2.138cm" svg:y="1.834cm" svg:width="8.508cm" svg:height="4.966cm"/>
          <chart:axis chart:dimension="x" chart:name="primary-x" chart:style-name="ch5" chartooo:axis-type="auto">
            <chartooo:date-scale/>
            <chart:title svg:x="5.358cm" svg:y="8.025cm" chart:style-name="ch6">
              <text:p>Projects</text:p>
            </chart:title>
            <chart:categories table:cell-range-address="'etcd 0.4.5'.A2:'etcd 0.4.5'.A9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4.5'.C2:'etcd 0.4.5'.C9" chart:label-cell-address="'etcd 0.4.5'.C1:'etcd 0.4.5'.C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Snapshot Size (MB)</text:p>
                <draw:g>
                  <svg:desc>'etcd 0.4.5'.C1:'etcd 0.4.5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4.5'.A2:'etcd 0.4.5'.A9</svg:desc>
                </draw:g>
              </table:table-cell>
              <table:table-cell office:value-type="float" office:value="0">
                <text:p>0</text:p>
                <draw:g>
                  <svg:desc>'etcd 0.4.5'.C2:'etcd 0.4.5'.C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214cm" svg:y="0.316cm" chart:style-name="ch2">
          <text:p>Etcd Memory Usage during Population</text:p>
        </chart:title>
        <chart:legend chart:legend-position="end" svg:x="11.252cm" svg:y="4.204cm" style:legend-expansion="high" chart:style-name="ch3"/>
        <chart:plot-area chart:style-name="ch4" table:cell-range-address="'etcd 0.4.5'.A1:'etcd 0.4.5'.B8" chart:data-source-has-labels="both" svg:x="1.331cm" svg:y="1.635cm" svg:width="9.281cm" svg:height="6.21cm">
          <chartooo:coordinate-region svg:x="2.323cm" svg:y="1.834cm" svg:width="8.289cm" svg:height="5.364cm"/>
          <chart:axis chart:dimension="x" chart:name="primary-x" chart:style-name="ch5" chartooo:axis-type="auto">
            <chartooo:date-scale/>
            <chart:title svg:x="5.318cm" svg:y="8.025cm" chart:style-name="ch6">
              <text:p>Projects</text:p>
            </chart:title>
            <chart:categories table:cell-range-address="'etcd 0.4.5'.A2:'etcd 0.4.5'.A8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4.5'.B2:'etcd 0.4.5'.B8" chart:label-cell-address="'etcd 0.4.5'.B1:'etcd 0.4.5'.B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4.5'.B1:'etcd 0.4.5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4.5'.A2:'etcd 0.4.5'.A8</svg:desc>
                </draw:g>
              </table:table-cell>
              <table:table-cell office:value-type="float" office:value="0">
                <text:p>0</text:p>
                <draw:g>
                  <svg:desc>'etcd 0.4.5'.B2:'etcd 0.4.5'.B8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34.36">
                <text:p>934.3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637.288">
                <text:p>1637.28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519.716">
                <text:p>2519.71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25.1">
                <text:p>3325.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417.092">
                <text:p>3417.09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5094.072">
                <text:p>5094.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